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ize/Plane</text:p>
          </table:table-cell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RAM</text:p>
          </table:table-cell>
          <table:table-cell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A2]*[.B2]/8" office:value-type="float" office:value="38400" calcext:value-type="float">
            <text:p>38400</text:p>
          </table:table-cell>
          <table:table-cell office:value-type="float" office:value="3" calcext:value-type="float">
            <text:p>3</text:p>
          </table:table-cell>
          <table:table-cell table:formula="of:=[.C2]*[.D2]" office:value-type="float" office:value="115200" calcext:value-type="float">
            <text:p>115200</text:p>
          </table:table-cell>
          <table:table-cell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A3]*[.B3]/8" office:value-type="float" office:value="38400" calcext:value-type="float">
            <text:p>38400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38400" calcext:value-type="float">
            <text:p>38400</text:p>
          </table:table-cell>
          <table:table-cell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A4]*[.B4]/8" office:value-type="float" office:value="19200" calcext:value-type="float">
            <text:p>192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float" office:value="57600" calcext:value-type="float">
            <text:p>57600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A5]*[.B5]/8"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formula="of:=[.C5]*[.D5]" office:value-type="float" office:value="28800" calcext:value-type="float">
            <text:p>28800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A6]*[.B6]/8" office:value-type="float" office:value="9600" calcext:value-type="float">
            <text:p>9600</text:p>
          </table:table-cell>
          <table:table-cell office:value-type="float" office:value="6" calcext:value-type="float">
            <text:p>6</text:p>
          </table:table-cell>
          <table:table-cell table:formula="of:=[.C6]*[.D6]" office:value-type="float" office:value="57600" calcext:value-type="float">
            <text:p>57600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formula="of:=[.A7]*[.B7]/8"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30720" calcext:value-type="float">
            <text:p>30720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2:51:31.330932276</meta:creation-date>
    <dc:date>2025-01-08T02:54:08.585849674</dc:date>
    <meta:editing-duration>PT2M38S</meta:editing-duration>
    <meta:editing-cycles>1</meta:editing-cycles>
    <meta:generator>LibreOffice/24.2.7.2$Linux_X86_64 LibreOffice_project/420$Build-2</meta:generator>
    <meta:document-statistic meta:table-count="1" meta:cell-count="35" meta:object-count="0"/>
  </office:meta>
</office:document-meta>
</file>